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083in"/>
    </style:style>
    <style:style style:name="co2" style:family="table-column">
      <style:table-column-properties fo:break-before="auto" style:column-width="4.2665in"/>
    </style:style>
    <style:style style:name="co3" style:family="table-column">
      <style:table-column-properties fo:break-before="auto" style:column-width="2.7874in"/>
    </style:style>
    <style:style style:name="co4" style:family="table-column">
      <style:table-column-properties fo:break-before="auto" style:column-width="2.4764in"/>
    </style:style>
    <style:style style:name="co5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0264in"/>
    </style:style>
    <style:style style:name="co9" style:family="table-column">
      <style:table-column-properties fo:break-before="auto" style:column-width="3.3236in"/>
    </style:style>
    <style:style style:name="co10" style:family="table-column">
      <style:table-column-properties fo:break-before="auto" style:column-width="6.1646in"/>
    </style:style>
    <style:style style:name="co13" style:family="table-column">
      <style:table-column-properties fo:break-before="auto" style:column-width="5.8646in"/>
    </style:style>
    <style:style style:name="co14" style:family="table-column">
      <style:table-column-properties fo:break-before="auto" style:column-width="4.2134in"/>
    </style:style>
    <style:style style:name="co11" style:family="table-column">
      <style:table-column-properties fo:break-before="auto" style:column-width="1.6618in"/>
    </style:style>
    <style:style style:name="co12" style:family="table-column">
      <style:table-column-properties fo:break-before="auto" style:column-width="3.5165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2382in" fo:break-before="auto" style:use-optimal-row-height="true"/>
    </style:style>
    <style:style style:name="ro6" style:family="table-row">
      <style:table-row-properties style:row-height="2.2382in" fo:break-before="auto" style:use-optimal-row-height="false"/>
    </style:style>
    <style:style style:name="ro7" style:family="table-row">
      <style:table-row-properties style:row-height="1.9689in" fo:break-before="auto" style:use-optimal-row-height="false"/>
    </style:style>
    <style:style style:name="ro8" style:family="table-row">
      <style:table-row-properties style:row-height="0.4866in" fo:break-before="auto" style:use-optimal-row-height="false"/>
    </style:style>
    <style:style style:name="ro9" style:family="table-row">
      <style:table-row-properties style:row-height="0.5492in" fo:break-before="auto" style:use-optimal-row-height="false"/>
    </style:style>
    <style:style style:name="ro10" style:family="table-row">
      <style:table-row-properties style:row-height="0.5902in" fo:break-before="auto" style:use-optimal-row-height="false"/>
    </style:style>
    <style:style style:name="ro11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/>
      <style:text-properties fo:color="#ffffff" style:text-position="" fo:font-size="14pt" style:font-size-asian="14pt" style:font-size-complex="14pt"/>
    </style:style>
    <style:style style:name="ce2" style:family="table-cell" style:parent-style-name="Default">
      <style:table-cell-properties fo:background-color="#000080" style:text-align-source="fix" style:repeat-content="false" fo:wrap-option="wrap" style:vertical-align="top"/>
      <style:paragraph-properties fo:text-align="start"/>
      <style:text-properties fo:color="#ffffff" style:text-position="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style:font-name-asian="Droid Sans" style:font-name-complex="Lohit Hindi"/>
    </style:style>
    <style:style style:name="T1" style:family="text">
      <style:text-properties fo:font-weight="bold" style:font-weight-asian="bold" style:font-weight-complex="bold"/>
    </style:style>
    <style:style style:name="T4" style:family="text">
      <style:text-properties style:font-name="Arial" fo:font-weight="bold" style:font-name-asian="Droid Sans" style:font-weight-asian="bold" style:font-name-complex="Lohit Hindi" style:font-weight-complex="bold"/>
    </style:style>
    <style:style style:name="T5" style:family="text">
      <style:text-properties style:font-name="Arial" style:font-name-asian="Droid Sans" style:font-name-complex="Lohit Hindi"/>
    </style:style>
    <style:style style:name="T2" style:family="text">
      <style:text-properties fo:font-weight="bold" style:font-name-asian="Droid Sans" style:font-weight-asian="bold" style:font-name-complex="Lohit Hindi" style:font-weight-complex="bold"/>
    </style:style>
    <style:style style:name="T3" style:family="text">
      <style:text-properties style:font-name-asian="Droid Sans" style:font-name-complex="Lohit Hindi"/>
    </style:style>
    <style:style style:name="T6" style:family="text">
      <style:text-properties fo:font-weight="normal" style:font-name-asian="Droid Sans" style:font-weight-asian="normal" style:font-name-complex="Lohit Hindi" style:font-weight-complex="normal"/>
    </style:style>
  </office:automatic-styles>
  <office:body>
    <office:spreadsheet>
      <table:table table:name="draft1 pr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Feature</text:p>
          </table:table-cell>
          <table:table-cell table:style-name="ce1" office:value-type="string">
            <text:p>Titre</text:p>
          </table:table-cell>
          <table:table-cell table:style-name="ce1" table:number-columns-repeated="1022"/>
        </table:table-row>
        <table:table-row table:style-name="ro2">
          <table:table-cell office:value-type="string">
            <text:p>Fiche possesseur </text:p>
          </table:table-cell>
          <table:table-cell office:value-type="string">
            <text:p>Créer la fiche possesseur </text:p>
          </table:table-cell>
          <table:table-cell table:number-columns-repeated="1022"/>
        </table:table-row>
        <table:table-row table:style-name="ro2">
          <table:table-cell office:value-type="string">
            <text:p>Fiche possesseur </text:p>
          </table:table-cell>
          <table:table-cell office:value-type="string">
            <text:p>Modifier la fiche possesseur </text:p>
          </table:table-cell>
          <table:table-cell table:number-columns-repeated="1022"/>
        </table:table-row>
        <table:table-row table:style-name="ro2">
          <table:table-cell office:value-type="string">
            <text:p>Fiche possesseur </text:p>
          </table:table-cell>
          <table:table-cell office:value-type="string">
            <text:p>Supprimer la fiche possesseur </text:p>
          </table:table-cell>
          <table:table-cell table:number-columns-repeated="1022"/>
        </table:table-row>
        <table:table-row table:style-name="ro2">
          <table:table-cell office:value-type="string">
            <text:p>Fiche animal</text:p>
          </table:table-cell>
          <table:table-cell office:value-type="string">
            <text:p>Créer la fiche animal</text:p>
          </table:table-cell>
          <table:table-cell table:number-columns-repeated="1022"/>
        </table:table-row>
        <table:table-row table:style-name="ro2">
          <table:table-cell office:value-type="string">
            <text:p>Fiche animal</text:p>
          </table:table-cell>
          <table:table-cell office:value-type="string">
            <text:p>Modifier la fiche animal</text:p>
          </table:table-cell>
          <table:table-cell table:number-columns-repeated="1022"/>
        </table:table-row>
        <table:table-row table:style-name="ro2">
          <table:table-cell office:value-type="string">
            <text:p>Fiche animal</text:p>
          </table:table-cell>
          <table:table-cell office:value-type="string">
            <text:p>Supprimer la fiche animal</text:p>
          </table:table-cell>
          <table:table-cell table:number-columns-repeated="1022"/>
        </table:table-row>
        <table:table-row table:style-name="ro2">
          <table:table-cell office:value-type="string">
            <text:p>Boutique</text:p>
          </table:table-cell>
          <table:table-cell office:value-type="string">
            <text:p>Gestion d'un panier</text:p>
          </table:table-cell>
          <table:table-cell table:number-columns-repeated="1022"/>
        </table:table-row>
        <table:table-row table:style-name="ro2">
          <table:table-cell office:value-type="string">
            <text:p>Boutique</text:p>
          </table:table-cell>
          <table:table-cell office:value-type="string">
            <text:p>Gestion d'offres promotionnelles</text:p>
          </table:table-cell>
          <table:table-cell table:number-columns-repeated="1022"/>
        </table:table-row>
        <table:table-row table:style-name="ro2">
          <table:table-cell office:value-type="string">
            <text:p>BackOffice</text:p>
          </table:table-cell>
          <table:table-cell office:value-type="string">
            <text:p>Statistiques des compteurs</text:p>
          </table:table-cell>
          <table:table-cell table:number-columns-repeated="1022"/>
        </table:table-row>
        <table:table-row table:style-name="ro2">
          <table:table-cell office:value-type="string">
            <text:p>BackOffice</text:p>
          </table:table-cell>
          <table:table-cell office:value-type="string">
            <text:p>Accès aux fiches possesseurs et animaux</text:p>
          </table:table-cell>
          <table:table-cell table:number-columns-repeated="1022"/>
        </table:table-row>
        <table:table-row table:style-name="ro2">
          <table:table-cell office:value-type="string">
            <text:p>BackOffice</text:p>
          </table:table-cell>
          <table:table-cell office:value-type="string">
            <text:p>Gestion du catalogue de la boutique</text:p>
          </table:table-cell>
          <table:table-cell table:number-columns-repeated="1022"/>
        </table:table-row>
        <table:table-row table:style-name="ro2">
          <table:table-cell office:value-type="string">
            <text:p>BackOffice</text:p>
          </table:table-cell>
          <table:table-cell office:value-type="string">
            <text:p>Gestion des droits utilisateurs</text:p>
          </table:table-cell>
          <table:table-cell table:number-columns-repeated="1022"/>
        </table:table-row>
        <table:table-row table:style-name="ro2">
          <table:table-cell office:value-type="string">
            <text:p>Mise en relation </text:p>
          </table:table-cell>
          <table:table-cell office:value-type="string">
            <text:p>Par races</text:p>
          </table:table-cell>
          <table:table-cell table:number-columns-repeated="1022"/>
        </table:table-row>
        <table:table-row table:style-name="ro2">
          <table:table-cell office:value-type="string">
            <text:p>Mise en relation </text:p>
          </table:table-cell>
          <table:table-cell office:value-type="string">
            <text:p>Par zones géographiques</text:p>
          </table:table-cell>
          <table:table-cell table:number-columns-repeated="1022"/>
        </table:table-row>
        <table:table-row table:style-name="ro2">
          <table:table-cell office:value-type="string">
            <text:p>Mise en relation </text:p>
          </table:table-cell>
          <table:table-cell office:value-type="string">
            <text:p>Par le moteur de recherche</text:p>
          </table:table-cell>
          <table:table-cell table:number-columns-repeated="1022"/>
        </table:table-row>
        <table:table-row table:style-name="ro3">
          <table:table-cell office:value-type="string">
            <text:p>Publicité</text:p>
          </table:table-cell>
          <table:table-cell office:value-type="string">
            <text:p>Intégration d'un module externe pour le contenu </text:p>
          </table:table-cell>
          <table:table-cell table:number-columns-repeated="1022"/>
        </table:table-row>
        <table:table-row table:style-name="ro2">
          <table:table-cell office:value-type="string">
            <text:p>Publicité</text:p>
          </table:table-cell>
          <table:table-cell office:value-type="string">
            <text:p>Intégration d'un compteur de clique</text:p>
          </table:table-cell>
          <table:table-cell table:number-columns-repeated="1022"/>
        </table:table-row>
        <table:table-row table:style-name="ro2">
          <table:table-cell office:value-type="string">
            <text:p>Paiement en ligne</text:p>
          </table:table-cell>
          <table:table-cell office:value-type="string">
            <text:p>Paiement par carte bancaire Visa</text:p>
          </table:table-cell>
          <table:table-cell table:number-columns-repeated="1022"/>
        </table:table-row>
        <table:table-row table:style-name="ro2">
          <table:table-cell office:value-type="string">
            <text:p>Editorial </text:p>
          </table:table-cell>
          <table:table-cell office:value-type="string">
            <text:p>Réalisation d'articles de blogs catégorisés</text:p>
          </table:table-cell>
          <table:table-cell table:number-columns-repeated="1022"/>
        </table:table-row>
        <table:table-row table:style-name="ro2">
          <table:table-cell office:value-type="string">
            <text:p>Pages évènements</text:p>
          </table:table-cell>
          <table:table-cell office:value-type="string">
            <text:p>Articles sur des rencontres entre animaux</text:p>
          </table:table-cell>
          <table:table-cell table:number-columns-repeated="1022"/>
        </table:table-row>
      </table:table>
      <table:table table:name="draft2" table:style-name="ta1">
        <office:forms form:automatic-focus="false" form:apply-design-mode="false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3" table:default-cell-style-name="ce3"/>
        <table:table-column table:style-name="co14" table:default-cell-style-name="ce3"/>
        <table:table-column table:style-name="co5" table:number-columns-repeated="1019" table:default-cell-style-name="ce3"/>
        <table:table-row table:style-name="ro5">
          <table:table-cell table:style-name="ce2" office:value-type="string">
            <text:p>Feature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User Story</text:p>
          </table:table-cell>
          <table:table-cell table:style-name="ce2" office:value-type="string">
            <text:p>Tests d'acceptation</text:p>
          </table:table-cell>
          <table:table-cell table:style-name="ce2" office:value-type="string">
            <text:p>Précisions</text:p>
          </table:table-cell>
          <table:table-cell table:style-name="ce2" table:number-columns-repeated="1019"/>
        </table:table-row>
        <table:table-row table:style-name="ro6">
          <table:table-cell office:value-type="string">
            <text:p>Fiche possesseur </text:p>
          </table:table-cell>
          <table:table-cell office:value-type="string">
            <text:p>Créer la fiche possesseur / Inscription</text:p>
          </table:table-cell>
          <table:table-cell office:value-type="string">
            <text:p><text:span text:style-name="T1">En tant que</text:span> Corinne, </text:p>
            <text:p><text:span text:style-name="T1">Je veux</text:span> pouvoir m'enregistrer sur le site </text:p>
            <text:p><text:span text:style-name="T1">De façon à</text:span> pouvoir y naviguer et l'utiliser</text:p>
          </table:table-cell>
          <table:table-cell office:value-type="string">
            <text:p><text:span text:style-name="T1">Etant donné</text:span> la page d'accueil du site avec un bouton « enregistrez vous »</text:p>
            <text:p><text:span text:style-name="T1">Quand</text:span> je clique sur le bouton « enregistrez vous »</text:p>
            <text:p><text:span text:style-name="T1">Alors</text:span> j'arrive sur le formulaire d'enregistrement</text:p>
            <text:p/>
            <text:p><text:span text:style-name="T1">Etant donné </text:span>le formulaire d'enregistrement</text:p>
            <text:p><text:span text:style-name="T1">Quand</text:span> je m'enregistre</text:p>
            <text:p><text:span text:style-name="T1">Alors</text:span> je reçois un email de demande de confirmation</text:p>
            <text:p><text:span text:style-name="T1">Et</text:span> cet email contient un lien de confirmation </text:p>
            <text:p/>
            <text:p><text:span text:style-name="T4">Etant donné</text:span><text:span text:style-name="T5"> un lien dynamique sur une page de confirmation d'enregistrement</text:span></text:p>
            <text:p><text:span text:style-name="T4">Quand</text:span><text:span text:style-name="T5"> j'accède à la page mon enregistrement est confirmé</text:span></text:p>
            <text:p><text:span text:style-name="T4">Alors </text:span><text:span text:style-name="T5">je reçois un email de confirmation d'enregistrement</text:span></text:p>
            <text:p><text:span text:style-name="T4">Et</text:span><text:span text:style-name="T5"> je peux désormais me connecter au site</text:span></text:p>
            <text:p/>
          </table:table-cell>
          <table:table-cell office:value-type="string">
            <text:p>Champs du formulaire d'enregistrement : </text:p>
            <text:p>Nom, prénom, adresse email, adresse (pour localisation de l'animal) et mot de passe sont obligatoires. </text:p>
            <text:p/>
            <text:p>Mot de passe de 8 caractères minimum (pas d'autres contraintes sinon trop complexe pour Denise). </text:p>
          </table:table-cell>
          <table:table-cell table:number-columns-repeated="1019"/>
        </table:table-row>
        <table:table-row table:style-name="ro6">
          <table:table-cell office:value-type="string">
            <text:p>Possesseur</text:p>
          </table:table-cell>
          <table:table-cell office:value-type="string">
            <text:p>Connection au site </text:p>
          </table:table-cell>
          <table:table-cell office:value-type="string">
            <text:p><text:span text:style-name="T1">En tant que</text:span> Corinne, </text:p>
            <text:p><text:span text:style-name="T1">Je veux</text:span> pouvoir me connecter au site </text:p>
            <text:p><text:span text:style-name="T1">De façon à</text:span> l'utiliser (enregistrer un animal, chercher des amis pour celui-ci, etc.)</text:p>
          </table:table-cell>
          <table:table-cell office:value-type="string">
            <text:p><text:span text:style-name="T1">Etant donné </text:span>la page d'accueil et je ne suis pas connecté</text:p>
            <text:p><text:span text:style-name="T1">Quand je</text:span> remplis mon adresse mail et mon mot de passe </text:p>
            <text:p><text:span text:style-name="T1">Alors</text:span> le bandeau d'entête indique que je suis connecté</text:p>
            <text:p/>
            <text:p><text:span text:style-name="T1">Etant donné</text:span> la page d'accueil et je ne suis pas connecté</text:p>
            <text:p><text:span text:style-name="T4">Quand </text:span><text:span text:style-name="T5">je remplis mon adresse mail et mon mot de passe</text:span></text:p>
            <text:p><text:span text:style-name="T4">Et</text:span><text:span text:style-name="T5"> que mon mot de passe est faux <text:s/></text:span></text:p>
            <text:p><text:span text:style-name="T4">Alors</text:span><text:span text:style-name="T5"> je suis redirigé vers la page de login dédié </text:span></text:p>
            <text:p/>
          </table:table-cell>
          <table:table-cell table:number-columns-repeated="1020"/>
        </table:table-row>
        <table:table-row table:style-name="ro7">
          <table:table-cell office:value-type="string">
            <text:p>Fiche possesseur </text:p>
          </table:table-cell>
          <table:table-cell office:value-type="string">
            <text:p>Modifier la fiche possesseur </text:p>
          </table:table-cell>
          <table:table-cell table:style-name="ce4" office:value-type="string">
            <text:p><text:span text:style-name="T2">En tant que</text:span><text:span text:style-name="T3"> Corinne, </text:span></text:p>
            <text:p><text:span text:style-name="T2">Je veux</text:span><text:span text:style-name="T3"> pouvoir modifier mes informations </text:span></text:p>
            <text:p><text:span text:style-name="T2">De façon à</text:span><text:span text:style-name="T3"> l'utiliser (enregistrer un animal, chercher des amis pour celui-ci, etc.)</text:span></text:p>
          </table:table-cell>
          <table:table-cell table:style-name="ce4" office:value-type="string">
            <text:p><text:span text:style-name="T2">Etant donné </text:span><text:span text:style-name="T3">la page d'accueil et le bouton <text:s/>« profil »</text:span></text:p>
            <text:p><text:span text:style-name="T2">Quand</text:span><text:span text:style-name="T6"> je clique sur le bouton profil</text:span></text:p>
            <text:p><text:span text:style-name="T2">Alors</text:span><text:span text:style-name="T3"> j'arrive sur ma fiche possesseur </text:span></text:p>
            <text:p><text:span text:style-name="T3"/></text:p>
            <text:p><text:span text:style-name="T2">Etant donné ma page profil</text:span></text:p>
            <text:p><text:span text:style-name="T2">Quand</text:span><text:span text:style-name="T6"> je clique sur le bouton edit, je peux modifier mes champs sauf le champs <text:s/>adresse email (mon indentifiant)</text:span></text:p>
            <text:p><text:span text:style-name="T2">Et</text:span><text:span text:style-name="T6"> que je clique sur « valider »</text:span></text:p>
            <text:p><text:span text:style-name="T2">Alors</text:span><text:span text:style-name="T3"> mes modifications sont prises en comptes </text:span></text:p>
            <text:p><text:span text:style-name="T2">Et</text:span><text:span text:style-name="T3"> je reviens sur ma page profil mais pas en mode édition.</text:span></text:p>
            <text:p><text:span text:style-name="T3"/></text:p>
            <text:p><text:span text:style-name="T3"/></text:p>
            <text:p><text:span text:style-name="T3"/></text:p>
          </table:table-cell>
          <table:table-cell office:value-type="string">
            <text:p>Les champs obligatoires de l'édition restent obligatoires </text:p>
          </table:table-cell>
          <table:table-cell table:number-columns-repeated="1019"/>
        </table:table-row>
        <table:table-row table:style-name="ro8">
          <table:table-cell office:value-type="string">
            <text:p>Fiche possesseur </text:p>
          </table:table-cell>
          <table:table-cell office:value-type="string">
            <text:p>Supprimer la fiche possesseur </text:p>
          </table:table-cell>
          <table:table-cell table:number-columns-repeated="1022"/>
        </table:table-row>
        <table:table-row table:style-name="ro9">
          <table:table-cell office:value-type="string">
            <text:p>Fiche animal</text:p>
          </table:table-cell>
          <table:table-cell office:value-type="string">
            <text:p>Créer la fiche animal</text:p>
          </table:table-cell>
          <table:table-cell table:number-columns-repeated="1022"/>
        </table:table-row>
        <table:table-row table:style-name="ro10">
          <table:table-cell office:value-type="string">
            <text:p>Fiche animal</text:p>
          </table:table-cell>
          <table:table-cell office:value-type="string">
            <text:p>Modifier la fiche animal</text:p>
          </table:table-cell>
          <table:table-cell table:number-columns-repeated="1022"/>
        </table:table-row>
        <table:table-row table:style-name="ro11">
          <table:table-cell office:value-type="string">
            <text:p>Fiche animal</text:p>
          </table:table-cell>
          <table:table-cell office:value-type="string">
            <text:p>Supprimer la fiche animal</text:p>
          </table:table-cell>
          <table:table-cell table:number-columns-repeated="1022"/>
        </table:table-row>
        <table:table-row table:style-name="ro11">
          <table:table-cell office:value-type="string">
            <text:p>BackOffice</text:p>
          </table:table-cell>
          <table:table-cell office:value-type="string">
            <text:p>Accès aux fiches possesseurs et animaux</text:p>
          </table:table-cell>
          <table:table-cell table:number-columns-repeated="1022"/>
        </table:table-row>
        <table:table-row table:style-name="ro11">
          <table:table-cell office:value-type="string">
            <text:p>BackOffice</text:p>
          </table:table-cell>
          <table:table-cell office:value-type="string">
            <text:p>Gestion du catalogue de la boutique</text:p>
          </table:table-cell>
          <table:table-cell table:number-columns-repeated="1022"/>
        </table:table-row>
        <table:table-row table:style-name="ro11">
          <table:table-cell office:value-type="string">
            <text:p>Boutique</text:p>
          </table:table-cell>
          <table:table-cell office:value-type="string">
            <text:p>Navigation dans la boutique</text:p>
          </table:table-cell>
          <table:table-cell table:number-columns-repeated="1022"/>
        </table:table-row>
        <table:table-row table:style-name="ro11">
          <table:table-cell office:value-type="string">
            <text:p>Boutique</text:p>
          </table:table-cell>
          <table:table-cell office:value-type="string">
            <text:p>Gestion d'un panier</text:p>
          </table:table-cell>
          <table:table-cell table:number-columns-repeated="1022"/>
        </table:table-row>
        <table:table-row table:style-name="ro11">
          <table:table-cell office:value-type="string">
            <text:p>Boutique</text:p>
          </table:table-cell>
          <table:table-cell office:value-type="string">
            <text:p>Gestion d'offres promotionnelles</text:p>
          </table:table-cell>
          <table:table-cell table:number-columns-repeated="1022"/>
        </table:table-row>
        <table:table-row table:style-name="ro11">
          <table:table-cell office:value-type="string">
            <text:p>BackOffice</text:p>
          </table:table-cell>
          <table:table-cell office:value-type="string">
            <text:p>Statistiques des compteurs</text:p>
          </table:table-cell>
          <table:table-cell table:number-columns-repeated="1022"/>
        </table:table-row>
        <table:table-row table:style-name="ro11">
          <table:table-cell office:value-type="string">
            <text:p>BackOffice</text:p>
          </table:table-cell>
          <table:table-cell office:value-type="string">
            <text:p>Gestion des droits utilisateurs</text:p>
          </table:table-cell>
          <table:table-cell table:number-columns-repeated="1022"/>
        </table:table-row>
        <table:table-row table:style-name="ro11">
          <table:table-cell office:value-type="string">
            <text:p>Mise en relation </text:p>
          </table:table-cell>
          <table:table-cell office:value-type="string">
            <text:p>Par races</text:p>
          </table:table-cell>
          <table:table-cell table:number-columns-repeated="1022"/>
        </table:table-row>
        <table:table-row table:style-name="ro11">
          <table:table-cell office:value-type="string">
            <text:p>Mise en relation </text:p>
          </table:table-cell>
          <table:table-cell office:value-type="string">
            <text:p>Par zones géographiques</text:p>
          </table:table-cell>
          <table:table-cell table:number-columns-repeated="1022"/>
        </table:table-row>
        <table:table-row table:style-name="ro11">
          <table:table-cell office:value-type="string">
            <text:p>Mise en relation </text:p>
          </table:table-cell>
          <table:table-cell office:value-type="string">
            <text:p>Par le moteur de recherche</text:p>
          </table:table-cell>
          <table:table-cell table:number-columns-repeated="1022"/>
        </table:table-row>
        <table:table-row table:style-name="ro3">
          <table:table-cell office:value-type="string">
            <text:p>Publicité</text:p>
          </table:table-cell>
          <table:table-cell office:value-type="string">
            <text:p>Intégration d'un module externe pour le contenu </text:p>
          </table:table-cell>
          <table:table-cell table:number-columns-repeated="1022"/>
        </table:table-row>
        <table:table-row table:style-name="ro11">
          <table:table-cell office:value-type="string">
            <text:p>Publicité</text:p>
          </table:table-cell>
          <table:table-cell office:value-type="string">
            <text:p>Intégration d'un compteur de clique</text:p>
          </table:table-cell>
          <table:table-cell table:number-columns-repeated="1022"/>
        </table:table-row>
        <table:table-row table:style-name="ro11">
          <table:table-cell office:value-type="string">
            <text:p>Paiement en ligne</text:p>
          </table:table-cell>
          <table:table-cell office:value-type="string">
            <text:p>Paiement par carte bancaire Visa</text:p>
          </table:table-cell>
          <table:table-cell table:number-columns-repeated="1022"/>
        </table:table-row>
        <table:table-row table:style-name="ro11">
          <table:table-cell office:value-type="string">
            <text:p>Editorial </text:p>
          </table:table-cell>
          <table:table-cell office:value-type="string">
            <text:p>Réalisation d'articles de blogs catégorisés</text:p>
          </table:table-cell>
          <table:table-cell table:number-columns-repeated="1022"/>
        </table:table-row>
        <table:table-row table:style-name="ro11">
          <table:table-cell office:value-type="string">
            <text:p>Pages évènements</text:p>
          </table:table-cell>
          <table:table-cell office:value-type="string">
            <text:p>Articles sur des rencontres entre animaux</text:p>
          </table:table-cell>
          <table:table-cell table:number-columns-repeated="1022"/>
        </table:table-row>
        <table:table-row table:style-name="ro11">
          <table:table-cell office:value-type="string">
            <text:p>Pages « classiques » </text:p>
          </table:table-cell>
          <table:table-cell office:value-type="string">
            <text:p>Informations légales / mentions légales</text:p>
          </table:table-cell>
          <table:table-cell table:number-columns-repeated="1022"/>
        </table:table-row>
        <table:table-row table:style-name="ro11">
          <table:table-cell office:value-type="string">
            <text:p>Pages « classiques » </text:p>
          </table:table-cell>
          <table:table-cell office:value-type="string">
            <text:p>Crédits</text:p>
          </table:table-cell>
          <table:table-cell table:number-columns-repeated="1022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table table:name="Fonctionnalités oubliées" table:style-name="ta1">
        <table:table-column table:style-name="co11" table:default-cell-style-name="Default"/>
        <table:table-column table:style-name="co12" table:default-cell-style-name="Default"/>
        <table:table-row table:style-name="ro4">
          <table:table-cell table:number-columns-repeated="2"/>
        </table:table-row>
        <table:table-row table:style-name="ro2">
          <table:table-cell office:value-type="string">
            <text:p>Paiement en ligne</text:p>
          </table:table-cell>
          <table:table-cell office:value-type="string">
            <text:p>Facturation / 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</meta:initial-creator>
    <meta:creation-date>2012-07-19T14:21:41</meta:creation-date>
    <dc:date>2012-08-23T12:29:16</dc:date>
    <dc:creator>pablo </dc:creator>
    <meta:editing-duration>PT58M15S</meta:editing-duration>
    <meta:editing-cycles>18</meta:editing-cycles>
    <meta:generator>LibreOffice/3.5$Linux_X86_64 LibreOffice_project/350m1$Build-2</meta:generator>
    <meta:document-statistic meta:table-count="4" meta:cell-count="105" meta:object-count="0"/>
  </office:meta>
</office:document-meta>
</file>